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in" svg:height="3.5461in" svg:x="5.411in" svg:y="0.5268in">
            <draw:object draw:notify-on-update-of-ranges="Sheet1.A2:Sheet1.A21 Sheet1.B1:Sheet1.B1 Sheet1.B2:Sheet1.B21 Sheet1.C1:Sheet1.C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/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Optimized</text:p>
          </table:table-cell>
          <table:table-cell/>
          <table:table-cell table:style-name="ce3" table:number-columns-repeated="2"/>
        </table:table-row>
        <table:table-row table:style-name="ro2">
          <table:table-cell office:value-type="string" calcext:value-type="string">
            <text:p>graf_10_5.txt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10_6b.txt</text:p>
          </table:table-cell>
          <table:table-cell office:value-type="float" office:value="305" calcext:value-type="float">
            <text:p>305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10_7.txt</text:p>
          </table:table-cell>
          <table:table-cell office:value-type="float" office:value="308" calcext:value-type="float">
            <text:p>308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15_14.txt</text:p>
          </table:table-cell>
          <table:table-cell office:value-type="float" office:value="9000" calcext:value-type="float">
            <text:p>9000</text:p>
          </table:table-cell>
          <table:table-cell office:value-type="float" office:value="6019" calcext:value-type="float">
            <text:p>60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20_7.txt</text:p>
          </table:table-cell>
          <table:table-cell office:value-type="float" office:value="34000" calcext:value-type="float">
            <text:p>34000</text:p>
          </table:table-cell>
          <table:table-cell office:value-type="float" office:value="10340" calcext:value-type="float">
            <text:p>103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20_7.txt</text:p>
          </table:table-cell>
          <table:table-cell office:value-type="float" office:value="43000" calcext:value-type="float">
            <text:p>430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20_12.txt</text:p>
          </table:table-cell>
          <table:table-cell office:value-type="float" office:value="142000" calcext:value-type="float">
            <text:p>142000</text:p>
          </table:table-cell>
          <table:table-cell office:value-type="float" office:value="39328" calcext:value-type="float">
            <text:p>393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20_17.txt</text:p>
          </table:table-cell>
          <table:table-cell office:value-type="float" office:value="235000" calcext:value-type="float">
            <text:p>235000</text:p>
          </table:table-cell>
          <table:table-cell office:value-type="float" office:value="86411" calcext:value-type="float">
            <text:p>864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0_10.txt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965561" calcext:value-type="float">
            <text:p>9655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0_10.txt</text:p>
          </table:table-cell>
          <table:table-cell office:value-type="float" office:value="17000000" calcext:value-type="float">
            <text:p>17000000</text:p>
          </table:table-cell>
          <table:table-cell office:value-type="float" office:value="734055" calcext:value-type="float">
            <text:p>734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0_20.txt</text:p>
          </table:table-cell>
          <table:table-cell office:value-type="float" office:value="59000000" calcext:value-type="float">
            <text:p>59000000</text:p>
          </table:table-cell>
          <table:table-cell office:value-type="float" office:value="6654024" calcext:value-type="float">
            <text:p>6654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2_22.txt</text:p>
          </table:table-cell>
          <table:table-cell office:value-type="float" office:value="66000000" calcext:value-type="float">
            <text:p>66000000</text:p>
          </table:table-cell>
          <table:table-cell office:value-type="float" office:value="10752918" calcext:value-type="float">
            <text:p>107529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2_25.txt</text:p>
          </table:table-cell>
          <table:table-cell office:value-type="float" office:value="268000000" calcext:value-type="float">
            <text:p>268000000</text:p>
          </table:table-cell>
          <table:table-cell office:value-type="float" office:value="39466809" calcext:value-type="float">
            <text:p>394668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5_25.txt</text:p>
          </table:table-cell>
          <table:table-cell office:value-type="float" office:value="662000000" calcext:value-type="float">
            <text:p>662000000</text:p>
          </table:table-cell>
          <table:table-cell office:value-type="float" office:value="133293687" calcext:value-type="float">
            <text:p>1332936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5_25.txt</text:p>
          </table:table-cell>
          <table:table-cell office:value-type="float" office:value="21000000000" calcext:value-type="float">
            <text:p>21000000000</text:p>
          </table:table-cell>
          <table:table-cell office:value-type="float" office:value="147857180" calcext:value-type="float">
            <text:p>147857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40_8.txt</text:p>
          </table:table-cell>
          <table:table-cell office:value-type="float" office:value="828000000" calcext:value-type="float">
            <text:p>828000000</text:p>
          </table:table-cell>
          <table:table-cell office:value-type="float" office:value="15711329" calcext:value-type="float">
            <text:p>157113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40_8.txt</text:p>
          </table:table-cell>
          <table:table-cell office:value-type="float" office:value="11000000000" calcext:value-type="float">
            <text:p>11000000000</text:p>
          </table:table-cell>
          <table:table-cell office:value-type="float" office:value="15374678" calcext:value-type="float">
            <text:p>153746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40_15.txt</text:p>
          </table:table-cell>
          <table:table-cell office:value-type="float" office:value="41000000000" calcext:value-type="float">
            <text:p>41000000000</text:p>
          </table:table-cell>
          <table:table-cell office:value-type="float" office:value="308323279" calcext:value-type="float">
            <text:p>3083232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40_15.txt</text:p>
          </table:table-cell>
          <table:table-cell office:value-type="float" office:value="109000000000" calcext:value-type="float">
            <text:p>109000000000</text:p>
          </table:table-cell>
          <table:table-cell office:value-type="float" office:value="297278539" calcext:value-type="float">
            <text:p>2972785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40_25.txt</text:p>
          </table:table-cell>
          <table:table-cell office:value-type="float" office:value="266000000000" calcext:value-type="float">
            <text:p>266000000000</text:p>
          </table:table-cell>
          <table:table-cell office:value-type="float" office:value="795693894" calcext:value-type="float">
            <text:p>795693894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Default">
            <draw:frame draw:z-index="1" draw:style-name="gr1" draw:text-style-name="P1" svg:width="6.3in" svg:height="3.5461in" svg:x="0.8866in" svg:y="0.002in">
              <draw:object draw:notify-on-update-of-ranges="Sheet1.A2:Sheet1.A21 Sheet1.B1:Sheet1.B1 Sheet1.B2:Sheet1.B21 Sheet1.C1:Sheet1.C1 Sheet1.C2:Sheet1.C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8in" svg:x="2.8736in" svg:y="0.3335in">
            <draw:object draw:notify-on-update-of-ranges="Sheet2.A1:Sheet2.A1 Sheet2.A2:Sheet2.A21 Sheet2.B1:Sheet2.B1 Sheet2.B2:Sheet2.B21 Sheet2.C1:Sheet2.C1 Sheet2.C2:Sheet2.C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2">
          <table:table-cell table:style-name="ce3"/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Optimized</text:p>
          </table:table-cell>
          <table:table-cell table:style-name="ce3" table:number-columns-repeated="3"/>
        </table:table-row>
        <table:table-row table:style-name="ro2">
          <table:table-cell office:value-type="string" calcext:value-type="string">
            <text:p>graf_10_5.txt</text:p>
          </table:table-cell>
          <table:table-cell office:value-type="float" office:value="0" calcext:value-type="float">
            <text:p>0</text:p>
          </table:table-cell>
          <table:table-cell office:value-type="float" office:value="0.000061615" calcext:value-type="float">
            <text:p>0.0000616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10_6b.txt</text:p>
          </table:table-cell>
          <table:table-cell office:value-type="float" office:value="0" calcext:value-type="float">
            <text:p>0</text:p>
          </table:table-cell>
          <table:table-cell office:value-type="float" office:value="0.000113401" calcext:value-type="float">
            <text:p>0.0001134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10_7.txt</text:p>
          </table:table-cell>
          <table:table-cell office:value-type="float" office:value="0" calcext:value-type="float">
            <text:p>0</text:p>
          </table:table-cell>
          <table:table-cell office:value-type="float" office:value="0.000139209" calcext:value-type="float">
            <text:p>0.000139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15_14.txt</text:p>
          </table:table-cell>
          <table:table-cell office:value-type="float" office:value="0" calcext:value-type="float">
            <text:p>0</text:p>
          </table:table-cell>
          <table:table-cell office:value-type="float" office:value="0.00299805" calcext:value-type="float">
            <text:p>0.002998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20_7.txt</text:p>
          </table:table-cell>
          <table:table-cell office:value-type="float" office:value="0.02" calcext:value-type="float">
            <text:p>0.02</text:p>
          </table:table-cell>
          <table:table-cell office:value-type="float" office:value="0.00634518" calcext:value-type="float">
            <text:p>0.006345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20_7.txt</text:p>
          </table:table-cell>
          <table:table-cell office:value-type="float" office:value="0.02" calcext:value-type="float">
            <text:p>0.02</text:p>
          </table:table-cell>
          <table:table-cell office:value-type="float" office:value="0.0120968" calcext:value-type="float">
            <text:p>0.01209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20_12.txt</text:p>
          </table:table-cell>
          <table:table-cell office:value-type="float" office:value="0.02" calcext:value-type="float">
            <text:p>0.02</text:p>
          </table:table-cell>
          <table:table-cell office:value-type="float" office:value="0.0247563" calcext:value-type="float">
            <text:p>0.02475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20_17.txt</text:p>
          </table:table-cell>
          <table:table-cell office:value-type="float" office:value="0.02" calcext:value-type="float">
            <text:p>0.02</text:p>
          </table:table-cell>
          <table:table-cell office:value-type="float" office:value="0.0486986" calcext:value-type="float">
            <text:p>0.04869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0_10.txt</text:p>
          </table:table-cell>
          <table:table-cell office:value-type="float" office:value="1.9" calcext:value-type="float">
            <text:p>1.9</text:p>
          </table:table-cell>
          <table:table-cell office:value-type="float" office:value="0.893069" calcext:value-type="float">
            <text:p>0.8930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0_10.txt</text:p>
          </table:table-cell>
          <table:table-cell office:value-type="float" office:value="3.9" calcext:value-type="float">
            <text:p>3.9</text:p>
          </table:table-cell>
          <table:table-cell office:value-type="float" office:value="0.908466" calcext:value-type="float">
            <text:p>0.9084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0_20.txt</text:p>
          </table:table-cell>
          <table:table-cell office:value-type="float" office:value="13" calcext:value-type="float">
            <text:p>13</text:p>
          </table:table-cell>
          <table:table-cell office:value-type="float" office:value="7.04449" calcext:value-type="float">
            <text:p>7.044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2_22.txt</text:p>
          </table:table-cell>
          <table:table-cell office:value-type="float" office:value="6.3" calcext:value-type="float">
            <text:p>6.3</text:p>
          </table:table-cell>
          <table:table-cell office:value-type="float" office:value="6.09043" calcext:value-type="float">
            <text:p>6.090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2_25.txt</text:p>
          </table:table-cell>
          <table:table-cell office:value-type="float" office:value="24" calcext:value-type="float">
            <text:p>24</text:p>
          </table:table-cell>
          <table:table-cell office:value-type="float" office:value="20.4288" calcext:value-type="float">
            <text:p>20.4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5_25.txt</text:p>
          </table:table-cell>
          <table:table-cell office:value-type="float" office:value="65" calcext:value-type="float">
            <text:p>65</text:p>
          </table:table-cell>
          <table:table-cell office:value-type="float" office:value="73.7575" calcext:value-type="float">
            <text:p>73.75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35_25.txt</text:p>
          </table:table-cell>
          <table:table-cell office:value-type="float" office:value="191" calcext:value-type="float">
            <text:p>191</text:p>
          </table:table-cell>
          <table:table-cell office:value-type="float" office:value="109.986" calcext:value-type="float">
            <text:p>109.9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40_8.txt</text:p>
          </table:table-cell>
          <table:table-cell office:value-type="float" office:value="180" calcext:value-type="float">
            <text:p>180</text:p>
          </table:table-cell>
          <table:table-cell office:value-type="float" office:value="16.6058" calcext:value-type="float">
            <text:p>16.60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40_8.txt</text:p>
          </table:table-cell>
          <table:table-cell office:value-type="float" office:value="275" calcext:value-type="float">
            <text:p>275</text:p>
          </table:table-cell>
          <table:table-cell office:value-type="float" office:value="19.2872" calcext:value-type="float">
            <text:p>19.28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40_15.txt</text:p>
          </table:table-cell>
          <table:table-cell office:value-type="float" office:value="403" calcext:value-type="float">
            <text:p>403</text:p>
          </table:table-cell>
          <table:table-cell office:value-type="float" office:value="261.869" calcext:value-type="float">
            <text:p>261.8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40_15.txt</text:p>
          </table:table-cell>
          <table:table-cell office:value-type="float" office:value="2312" calcext:value-type="float">
            <text:p>2312</text:p>
          </table:table-cell>
          <table:table-cell office:value-type="float" office:value="315.421" calcext:value-type="float">
            <text:p>315.4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f_40_25.txt</text:p>
          </table:table-cell>
          <table:table-cell office:value-type="float" office:value="5052" calcext:value-type="float">
            <text:p>5052</text:p>
          </table:table-cell>
          <table:table-cell office:value-type="float" office:value="776.764" calcext:value-type="float">
            <text:p>776.764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6"/>
        </table:table-row>
        <table:table-row table:style-name="ro2">
          <table:table-cell table:style-name="Default" table:number-columns-repeated="3"/>
          <table:table-cell table:style-name="Default">
            <draw:frame draw:z-index="1" draw:style-name="gr1" draw:text-style-name="P1" svg:width="6.2988in" svg:height="3.548in" svg:x="0.1614in" svg:y="0.052in">
              <draw:object draw:notify-on-update-of-ranges="Sheet2.A2:Sheet2.A21 Sheet2.B1:Sheet2.B1 Sheet2.B2:Sheet2.B21 Sheet2.C1:Sheet2.C1 Sheet2.C2:Sheet2.C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22:05:51.778834833</meta:creation-date>
    <dc:date>2025-02-22T22:27:08.118214304</dc:date>
    <meta:editing-duration>PT19S</meta:editing-duration>
    <meta:editing-cycles>1</meta:editing-cycles>
    <meta:document-statistic meta:table-count="2" meta:cell-count="124" meta:object-count="4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8cm" xlink:href=".." xlink:type="simple" chart:class="chart:bar" chart:style-name="ch1">
        <chart:title svg:x="5.193cm" svg:y="0.316cm" chart:style-name="ch2">
          <text:p>Recursive calls comparison</text:p>
        </chart:title>
        <chart:legend chart:legend-position="end" svg:x="13.713cm" svg:y="3.956cm" style:legend-expansion="high" chart:style-name="ch3"/>
        <chart:plot-area chart:style-name="ch4" table:cell-range-address="Sheet1.A1:Sheet1.C21" chart:data-source-has-labels="both" svg:x="0.32cm" svg:y="1.275cm" svg:width="13.073cm" svg:height="7.55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887cm" svg:y="1.275cm" svg:width="9.391cm" svg:height="6.90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2:Sheet1.A2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Sheet1.B2:Sheet1.B21" chart:label-cell-address="Sheet1.B1:Sheet1.B1" chart:class="chart:bar">
            <chart:data-point chart:repeated="20"/>
          </chart:series>
          <chart:series chart:style-name="ch10" chart:values-cell-range-address="Sheet1.C2:Sheet1.C21" chart:label-cell-address="Sheet1.C1:Sheet1.C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1:Sheet1.B1</svg:desc>
                </draw:g>
              </table:table-cell>
              <table:table-cell office:value-type="string">
                <text:p>Optimiz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f_10_5.txt</text:p>
                <draw:g>
                  <svg:desc>Sheet1.A2:Sheet1.A21</svg:desc>
                </draw:g>
              </table:table-cell>
              <table:table-cell office:value-type="float" office:value="218">
                <text:p>218</text:p>
                <draw:g>
                  <svg:desc>Sheet1.B2:Sheet1.B21</svg:desc>
                </draw:g>
              </table:table-cell>
              <table:table-cell office:value-type="float" office:value="184">
                <text:p>184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graf_10_6b.txt</text:p>
              </table:table-cell>
              <table:table-cell office:value-type="float" office:value="305">
                <text:p>30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graf_10_7.txt</text:p>
              </table:table-cell>
              <table:table-cell office:value-type="float" office:value="308">
                <text:p>30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graf_15_14.txt</text:p>
              </table:table-cell>
              <table:table-cell office:value-type="float" office:value="9000">
                <text:p>9000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34000">
                <text:p>34000</text:p>
              </table:table-cell>
              <table:table-cell office:value-type="float" office:value="10340">
                <text:p>10340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43000">
                <text:p>43000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graf_20_12.txt</text:p>
              </table:table-cell>
              <table:table-cell office:value-type="float" office:value="142000">
                <text:p>142000</text:p>
              </table:table-cell>
              <table:table-cell office:value-type="float" office:value="39328">
                <text:p>39328</text:p>
              </table:table-cell>
            </table:table-row>
            <table:table-row>
              <table:table-cell office:value-type="string">
                <text:p>graf_20_17.txt</text:p>
              </table:table-cell>
              <table:table-cell office:value-type="float" office:value="235000">
                <text:p>235000</text:p>
              </table:table-cell>
              <table:table-cell office:value-type="float" office:value="86411">
                <text:p>86411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9000000">
                <text:p>9000000</text:p>
              </table:table-cell>
              <table:table-cell office:value-type="float" office:value="965561">
                <text:p>965561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17000000">
                <text:p>17000000</text:p>
              </table:table-cell>
              <table:table-cell office:value-type="float" office:value="734055">
                <text:p>734055</text:p>
              </table:table-cell>
            </table:table-row>
            <table:table-row>
              <table:table-cell office:value-type="string">
                <text:p>graf_30_20.txt</text:p>
              </table:table-cell>
              <table:table-cell office:value-type="float" office:value="59000000">
                <text:p>59000000</text:p>
              </table:table-cell>
              <table:table-cell office:value-type="float" office:value="6654024">
                <text:p>6654024</text:p>
              </table:table-cell>
            </table:table-row>
            <table:table-row>
              <table:table-cell office:value-type="string">
                <text:p>graf_32_22.txt</text:p>
              </table:table-cell>
              <table:table-cell office:value-type="float" office:value="66000000">
                <text:p>66000000</text:p>
              </table:table-cell>
              <table:table-cell office:value-type="float" office:value="10752918">
                <text:p>10752918</text:p>
              </table:table-cell>
            </table:table-row>
            <table:table-row>
              <table:table-cell office:value-type="string">
                <text:p>graf_32_25.txt</text:p>
              </table:table-cell>
              <table:table-cell office:value-type="float" office:value="268000000">
                <text:p>268000000</text:p>
              </table:table-cell>
              <table:table-cell office:value-type="float" office:value="39466809">
                <text:p>39466809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662000000">
                <text:p>662000000</text:p>
              </table:table-cell>
              <table:table-cell office:value-type="float" office:value="133293687">
                <text:p>133293687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21000000000">
                <text:p>21000000000</text:p>
              </table:table-cell>
              <table:table-cell office:value-type="float" office:value="147857180">
                <text:p>147857180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828000000">
                <text:p>828000000</text:p>
              </table:table-cell>
              <table:table-cell office:value-type="float" office:value="15711329">
                <text:p>15711329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11000000000">
                <text:p>11000000000</text:p>
              </table:table-cell>
              <table:table-cell office:value-type="float" office:value="15374678">
                <text:p>15374678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41000000000">
                <text:p>41000000000</text:p>
              </table:table-cell>
              <table:table-cell office:value-type="float" office:value="308323279">
                <text:p>308323279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109000000000">
                <text:p>109000000000</text:p>
              </table:table-cell>
              <table:table-cell office:value-type="float" office:value="297278539">
                <text:p>297278539</text:p>
              </table:table-cell>
            </table:table-row>
            <table:table-row>
              <table:table-cell office:value-type="string">
                <text:p>graf_40_25.txt</text:p>
              </table:table-cell>
              <table:table-cell office:value-type="float" office:value="266000000000">
                <text:p>266000000000</text:p>
              </table:table-cell>
              <table:table-cell office:value-type="float" office:value="795693894">
                <text:p>795693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8cm" xlink:href=".." xlink:type="simple" chart:class="chart:bar" chart:style-name="ch1">
        <chart:title svg:x="5.194cm" svg:y="0.317cm" chart:style-name="ch2">
          <text:p>Recursive calls comparison (logarithmic)</text:p>
        </chart:title>
        <chart:legend chart:legend-position="end" svg:x="13.713cm" svg:y="3.956cm" style:legend-expansion="high" chart:style-name="ch3"/>
        <chart:plot-area chart:style-name="ch4" table:cell-range-address="Sheet1.A1:Sheet1.C21" chart:data-source-has-labels="both" svg:x="0.32cm" svg:y="1.275cm" svg:width="13.073cm" svg:height="7.55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898cm" svg:y="1.275cm" svg:width="10.333cm" svg:height="5.2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2:Sheet1.A2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Sheet1.B2:Sheet1.B21" chart:label-cell-address="Sheet1.B1:Sheet1.B1" chart:class="chart:bar">
            <chart:data-point chart:repeated="20"/>
          </chart:series>
          <chart:series chart:style-name="ch10" chart:values-cell-range-address="Sheet1.C2:Sheet1.C21" chart:label-cell-address="Sheet1.C1:Sheet1.C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1:Sheet1.B1</svg:desc>
                </draw:g>
              </table:table-cell>
              <table:table-cell office:value-type="string">
                <text:p>Optimiz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f_10_5.txt</text:p>
                <draw:g>
                  <svg:desc>Sheet1.A2:Sheet1.A21</svg:desc>
                </draw:g>
              </table:table-cell>
              <table:table-cell office:value-type="float" office:value="218">
                <text:p>218</text:p>
                <draw:g>
                  <svg:desc>Sheet1.B2:Sheet1.B21</svg:desc>
                </draw:g>
              </table:table-cell>
              <table:table-cell office:value-type="float" office:value="184">
                <text:p>184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graf_10_6b.txt</text:p>
              </table:table-cell>
              <table:table-cell office:value-type="float" office:value="305">
                <text:p>30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graf_10_7.txt</text:p>
              </table:table-cell>
              <table:table-cell office:value-type="float" office:value="308">
                <text:p>30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graf_15_14.txt</text:p>
              </table:table-cell>
              <table:table-cell office:value-type="float" office:value="9000">
                <text:p>9000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34000">
                <text:p>34000</text:p>
              </table:table-cell>
              <table:table-cell office:value-type="float" office:value="10340">
                <text:p>10340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43000">
                <text:p>43000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graf_20_12.txt</text:p>
              </table:table-cell>
              <table:table-cell office:value-type="float" office:value="142000">
                <text:p>142000</text:p>
              </table:table-cell>
              <table:table-cell office:value-type="float" office:value="39328">
                <text:p>39328</text:p>
              </table:table-cell>
            </table:table-row>
            <table:table-row>
              <table:table-cell office:value-type="string">
                <text:p>graf_20_17.txt</text:p>
              </table:table-cell>
              <table:table-cell office:value-type="float" office:value="235000">
                <text:p>235000</text:p>
              </table:table-cell>
              <table:table-cell office:value-type="float" office:value="86411">
                <text:p>86411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9000000">
                <text:p>9000000</text:p>
              </table:table-cell>
              <table:table-cell office:value-type="float" office:value="965561">
                <text:p>965561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17000000">
                <text:p>17000000</text:p>
              </table:table-cell>
              <table:table-cell office:value-type="float" office:value="734055">
                <text:p>734055</text:p>
              </table:table-cell>
            </table:table-row>
            <table:table-row>
              <table:table-cell office:value-type="string">
                <text:p>graf_30_20.txt</text:p>
              </table:table-cell>
              <table:table-cell office:value-type="float" office:value="59000000">
                <text:p>59000000</text:p>
              </table:table-cell>
              <table:table-cell office:value-type="float" office:value="6654024">
                <text:p>6654024</text:p>
              </table:table-cell>
            </table:table-row>
            <table:table-row>
              <table:table-cell office:value-type="string">
                <text:p>graf_32_22.txt</text:p>
              </table:table-cell>
              <table:table-cell office:value-type="float" office:value="66000000">
                <text:p>66000000</text:p>
              </table:table-cell>
              <table:table-cell office:value-type="float" office:value="10752918">
                <text:p>10752918</text:p>
              </table:table-cell>
            </table:table-row>
            <table:table-row>
              <table:table-cell office:value-type="string">
                <text:p>graf_32_25.txt</text:p>
              </table:table-cell>
              <table:table-cell office:value-type="float" office:value="268000000">
                <text:p>268000000</text:p>
              </table:table-cell>
              <table:table-cell office:value-type="float" office:value="39466809">
                <text:p>39466809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662000000">
                <text:p>662000000</text:p>
              </table:table-cell>
              <table:table-cell office:value-type="float" office:value="133293687">
                <text:p>133293687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21000000000">
                <text:p>21000000000</text:p>
              </table:table-cell>
              <table:table-cell office:value-type="float" office:value="147857180">
                <text:p>147857180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828000000">
                <text:p>828000000</text:p>
              </table:table-cell>
              <table:table-cell office:value-type="float" office:value="15711329">
                <text:p>15711329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11000000000">
                <text:p>11000000000</text:p>
              </table:table-cell>
              <table:table-cell office:value-type="float" office:value="15374678">
                <text:p>15374678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41000000000">
                <text:p>41000000000</text:p>
              </table:table-cell>
              <table:table-cell office:value-type="float" office:value="308323279">
                <text:p>308323279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109000000000">
                <text:p>109000000000</text:p>
              </table:table-cell>
              <table:table-cell office:value-type="float" office:value="297278539">
                <text:p>297278539</text:p>
              </table:table-cell>
            </table:table-row>
            <table:table-row>
              <table:table-cell office:value-type="string">
                <text:p>graf_40_25.txt</text:p>
              </table:table-cell>
              <table:table-cell office:value-type="float" office:value="266000000000">
                <text:p>266000000000</text:p>
              </table:table-cell>
              <table:table-cell office:value-type="float" office:value="795693894">
                <text:p>795693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bar" chart:style-name="ch1">
        <chart:title svg:x="6.197cm" svg:y="0.316cm" chart:style-name="ch2">
          <text:p>Time comparison</text:p>
        </chart:title>
        <chart:legend chart:legend-position="end" svg:x="13.71cm" svg:y="3.958cm" style:legend-expansion="high" chart:style-name="ch3"/>
        <chart:plot-area chart:style-name="ch4" table:cell-range-address="Sheet2.A1:Sheet2.C21" chart:data-source-has-labels="both" svg:x="0.32cm" svg:y="1.275cm" svg:width="13.07cm" svg:height="7.5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894cm" svg:y="1.275cm" svg:width="10.141cm" svg:height="6.91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2.A2:Sheet2.A2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2.B2:Sheet2.B21" chart:label-cell-address="Sheet2.B1:Sheet2.B1" chart:class="chart:bar">
            <chart:data-point chart:repeated="20"/>
          </chart:series>
          <chart:series chart:style-name="ch9" chart:values-cell-range-address="Sheet2.C2:Sheet2.C21" chart:label-cell-address="Sheet2.C1:Sheet2.C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2.B1:Sheet2.B1</svg:desc>
                </draw:g>
              </table:table-cell>
              <table:table-cell office:value-type="string">
                <text:p>Optimized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f_10_5.txt</text:p>
                <draw:g>
                  <svg:desc>Sheet2.A2:Sheet2.A21</svg:desc>
                </draw:g>
              </table:table-cell>
              <table:table-cell office:value-type="float" office:value="0">
                <text:p>0</text:p>
                <draw:g>
                  <svg:desc>Sheet2.B2:Sheet2.B21</svg:desc>
                </draw:g>
              </table:table-cell>
              <table:table-cell office:value-type="float" office:value="0.000061615">
                <text:p>0.000061615</text:p>
                <draw:g>
                  <svg:desc>Sheet2.C2:Sheet2.C21</svg:desc>
                </draw:g>
              </table:table-cell>
            </table:table-row>
            <table:table-row>
              <table:table-cell office:value-type="string">
                <text:p>graf_10_6b.txt</text:p>
              </table:table-cell>
              <table:table-cell office:value-type="float" office:value="0">
                <text:p>0</text:p>
              </table:table-cell>
              <table:table-cell office:value-type="float" office:value="0.000113401">
                <text:p>0.000113401</text:p>
              </table:table-cell>
            </table:table-row>
            <table:table-row>
              <table:table-cell office:value-type="string">
                <text:p>graf_10_7.txt</text:p>
              </table:table-cell>
              <table:table-cell office:value-type="float" office:value="0">
                <text:p>0</text:p>
              </table:table-cell>
              <table:table-cell office:value-type="float" office:value="0.000139209">
                <text:p>0.000139209</text:p>
              </table:table-cell>
            </table:table-row>
            <table:table-row>
              <table:table-cell office:value-type="string">
                <text:p>graf_15_14.txt</text:p>
              </table:table-cell>
              <table:table-cell office:value-type="float" office:value="0">
                <text:p>0</text:p>
              </table:table-cell>
              <table:table-cell office:value-type="float" office:value="0.00299805">
                <text:p>0.00299805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0.02">
                <text:p>0.02</text:p>
              </table:table-cell>
              <table:table-cell office:value-type="float" office:value="0.00634518">
                <text:p>0.00634518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0.02">
                <text:p>0.02</text:p>
              </table:table-cell>
              <table:table-cell office:value-type="float" office:value="0.0120968">
                <text:p>0.0120968</text:p>
              </table:table-cell>
            </table:table-row>
            <table:table-row>
              <table:table-cell office:value-type="string">
                <text:p>graf_20_12.txt</text:p>
              </table:table-cell>
              <table:table-cell office:value-type="float" office:value="0.02">
                <text:p>0.02</text:p>
              </table:table-cell>
              <table:table-cell office:value-type="float" office:value="0.0247563">
                <text:p>0.0247563</text:p>
              </table:table-cell>
            </table:table-row>
            <table:table-row>
              <table:table-cell office:value-type="string">
                <text:p>graf_20_17.txt</text:p>
              </table:table-cell>
              <table:table-cell office:value-type="float" office:value="0.02">
                <text:p>0.02</text:p>
              </table:table-cell>
              <table:table-cell office:value-type="float" office:value="0.0486986">
                <text:p>0.0486986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1.9">
                <text:p>1.9</text:p>
              </table:table-cell>
              <table:table-cell office:value-type="float" office:value="0.893069">
                <text:p>0.893069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3.9">
                <text:p>3.9</text:p>
              </table:table-cell>
              <table:table-cell office:value-type="float" office:value="0.908466">
                <text:p>0.908466</text:p>
              </table:table-cell>
            </table:table-row>
            <table:table-row>
              <table:table-cell office:value-type="string">
                <text:p>graf_30_20.txt</text:p>
              </table:table-cell>
              <table:table-cell office:value-type="float" office:value="13">
                <text:p>13</text:p>
              </table:table-cell>
              <table:table-cell office:value-type="float" office:value="7.04449">
                <text:p>7.04449</text:p>
              </table:table-cell>
            </table:table-row>
            <table:table-row>
              <table:table-cell office:value-type="string">
                <text:p>graf_32_22.txt</text:p>
              </table:table-cell>
              <table:table-cell office:value-type="float" office:value="6.3">
                <text:p>6.3</text:p>
              </table:table-cell>
              <table:table-cell office:value-type="float" office:value="6.09043">
                <text:p>6.09043</text:p>
              </table:table-cell>
            </table:table-row>
            <table:table-row>
              <table:table-cell office:value-type="string">
                <text:p>graf_32_25.txt</text:p>
              </table:table-cell>
              <table:table-cell office:value-type="float" office:value="24">
                <text:p>24</text:p>
              </table:table-cell>
              <table:table-cell office:value-type="float" office:value="20.4288">
                <text:p>20.4288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65">
                <text:p>65</text:p>
              </table:table-cell>
              <table:table-cell office:value-type="float" office:value="73.7575">
                <text:p>73.7575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191">
                <text:p>191</text:p>
              </table:table-cell>
              <table:table-cell office:value-type="float" office:value="109.986">
                <text:p>109.986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180">
                <text:p>180</text:p>
              </table:table-cell>
              <table:table-cell office:value-type="float" office:value="16.6058">
                <text:p>16.6058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275">
                <text:p>275</text:p>
              </table:table-cell>
              <table:table-cell office:value-type="float" office:value="19.2872">
                <text:p>19.2872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403">
                <text:p>403</text:p>
              </table:table-cell>
              <table:table-cell office:value-type="float" office:value="261.869">
                <text:p>261.869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2312">
                <text:p>2312</text:p>
              </table:table-cell>
              <table:table-cell office:value-type="float" office:value="315.421">
                <text:p>315.421</text:p>
              </table:table-cell>
            </table:table-row>
            <table:table-row>
              <table:table-cell office:value-type="string">
                <text:p>graf_40_25.txt</text:p>
              </table:table-cell>
              <table:table-cell office:value-type="float" office:value="5052">
                <text:p>5052</text:p>
              </table:table-cell>
              <table:table-cell office:value-type="float" office:value="776.764">
                <text:p>776.7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bar" chart:style-name="ch1">
        <chart:title svg:x="4.9cm" svg:y="0.316cm" chart:style-name="ch2">
          <text:p>Time comparison (logarithmic)</text:p>
        </chart:title>
        <chart:legend chart:legend-position="end" svg:x="13.71cm" svg:y="3.958cm" style:legend-expansion="high" chart:style-name="ch3"/>
        <chart:plot-area chart:style-name="ch4" table:cell-range-address="Sheet2.A1:Sheet2.C21" chart:data-source-has-labels="both" svg:x="0.32cm" svg:y="1.275cm" svg:width="13.07cm" svg:height="7.5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892cm" svg:y="1.275cm" svg:width="10.038cm" svg:height="6.91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2.A2:Sheet2.A2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Sheet2.B2:Sheet2.B21" chart:label-cell-address="Sheet2.B1:Sheet2.B1" chart:class="chart:bar">
            <chart:data-point chart:repeated="20"/>
          </chart:series>
          <chart:series chart:style-name="ch10" chart:values-cell-range-address="Sheet2.C2:Sheet2.C21" chart:label-cell-address="Sheet2.C1:Sheet2.C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2.B1:Sheet2.B1</svg:desc>
                </draw:g>
              </table:table-cell>
              <table:table-cell office:value-type="string">
                <text:p>Optimized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f_10_5.txt</text:p>
                <draw:g>
                  <svg:desc>Sheet2.A2:Sheet2.A21</svg:desc>
                </draw:g>
              </table:table-cell>
              <table:table-cell office:value-type="float" office:value="0">
                <text:p>0</text:p>
                <draw:g>
                  <svg:desc>Sheet2.B2:Sheet2.B21</svg:desc>
                </draw:g>
              </table:table-cell>
              <table:table-cell office:value-type="float" office:value="0.000061615">
                <text:p>0.000061615</text:p>
                <draw:g>
                  <svg:desc>Sheet2.C2:Sheet2.C21</svg:desc>
                </draw:g>
              </table:table-cell>
            </table:table-row>
            <table:table-row>
              <table:table-cell office:value-type="string">
                <text:p>graf_10_6b.txt</text:p>
              </table:table-cell>
              <table:table-cell office:value-type="float" office:value="0">
                <text:p>0</text:p>
              </table:table-cell>
              <table:table-cell office:value-type="float" office:value="0.000113401">
                <text:p>0.000113401</text:p>
              </table:table-cell>
            </table:table-row>
            <table:table-row>
              <table:table-cell office:value-type="string">
                <text:p>graf_10_7.txt</text:p>
              </table:table-cell>
              <table:table-cell office:value-type="float" office:value="0">
                <text:p>0</text:p>
              </table:table-cell>
              <table:table-cell office:value-type="float" office:value="0.000139209">
                <text:p>0.000139209</text:p>
              </table:table-cell>
            </table:table-row>
            <table:table-row>
              <table:table-cell office:value-type="string">
                <text:p>graf_15_14.txt</text:p>
              </table:table-cell>
              <table:table-cell office:value-type="float" office:value="0">
                <text:p>0</text:p>
              </table:table-cell>
              <table:table-cell office:value-type="float" office:value="0.00299805">
                <text:p>0.00299805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0.02">
                <text:p>0.02</text:p>
              </table:table-cell>
              <table:table-cell office:value-type="float" office:value="0.00634518">
                <text:p>0.00634518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0.02">
                <text:p>0.02</text:p>
              </table:table-cell>
              <table:table-cell office:value-type="float" office:value="0.0120968">
                <text:p>0.0120968</text:p>
              </table:table-cell>
            </table:table-row>
            <table:table-row>
              <table:table-cell office:value-type="string">
                <text:p>graf_20_12.txt</text:p>
              </table:table-cell>
              <table:table-cell office:value-type="float" office:value="0.02">
                <text:p>0.02</text:p>
              </table:table-cell>
              <table:table-cell office:value-type="float" office:value="0.0247563">
                <text:p>0.0247563</text:p>
              </table:table-cell>
            </table:table-row>
            <table:table-row>
              <table:table-cell office:value-type="string">
                <text:p>graf_20_17.txt</text:p>
              </table:table-cell>
              <table:table-cell office:value-type="float" office:value="0.02">
                <text:p>0.02</text:p>
              </table:table-cell>
              <table:table-cell office:value-type="float" office:value="0.0486986">
                <text:p>0.0486986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1.9">
                <text:p>1.9</text:p>
              </table:table-cell>
              <table:table-cell office:value-type="float" office:value="0.893069">
                <text:p>0.893069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3.9">
                <text:p>3.9</text:p>
              </table:table-cell>
              <table:table-cell office:value-type="float" office:value="0.908466">
                <text:p>0.908466</text:p>
              </table:table-cell>
            </table:table-row>
            <table:table-row>
              <table:table-cell office:value-type="string">
                <text:p>graf_30_20.txt</text:p>
              </table:table-cell>
              <table:table-cell office:value-type="float" office:value="13">
                <text:p>13</text:p>
              </table:table-cell>
              <table:table-cell office:value-type="float" office:value="7.04449">
                <text:p>7.04449</text:p>
              </table:table-cell>
            </table:table-row>
            <table:table-row>
              <table:table-cell office:value-type="string">
                <text:p>graf_32_22.txt</text:p>
              </table:table-cell>
              <table:table-cell office:value-type="float" office:value="6.3">
                <text:p>6.3</text:p>
              </table:table-cell>
              <table:table-cell office:value-type="float" office:value="6.09043">
                <text:p>6.09043</text:p>
              </table:table-cell>
            </table:table-row>
            <table:table-row>
              <table:table-cell office:value-type="string">
                <text:p>graf_32_25.txt</text:p>
              </table:table-cell>
              <table:table-cell office:value-type="float" office:value="24">
                <text:p>24</text:p>
              </table:table-cell>
              <table:table-cell office:value-type="float" office:value="20.4288">
                <text:p>20.4288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65">
                <text:p>65</text:p>
              </table:table-cell>
              <table:table-cell office:value-type="float" office:value="73.7575">
                <text:p>73.7575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191">
                <text:p>191</text:p>
              </table:table-cell>
              <table:table-cell office:value-type="float" office:value="109.986">
                <text:p>109.986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180">
                <text:p>180</text:p>
              </table:table-cell>
              <table:table-cell office:value-type="float" office:value="16.6058">
                <text:p>16.6058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275">
                <text:p>275</text:p>
              </table:table-cell>
              <table:table-cell office:value-type="float" office:value="19.2872">
                <text:p>19.2872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403">
                <text:p>403</text:p>
              </table:table-cell>
              <table:table-cell office:value-type="float" office:value="261.869">
                <text:p>261.869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2312">
                <text:p>2312</text:p>
              </table:table-cell>
              <table:table-cell office:value-type="float" office:value="315.421">
                <text:p>315.421</text:p>
              </table:table-cell>
            </table:table-row>
            <table:table-row>
              <table:table-cell office:value-type="string">
                <text:p>graf_40_25.txt</text:p>
              </table:table-cell>
              <table:table-cell office:value-type="float" office:value="5052">
                <text:p>5052</text:p>
              </table:table-cell>
              <table:table-cell office:value-type="float" office:value="776.764">
                <text:p>776.7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